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ryValidation.containsValidNodeEntry( Iterator nodeEntr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ryValidation.isValidPropertyEntry( PropertyEntry c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ntryValidation.isValidNodeEntry( NodeEntry cn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ntryValidation.isValidWorkspaceNodeEntry( NodeEntry c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